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216pt"/>
    </style:style>
    <style:style style:name="co4" style:family="table-column">
      <style:table-column-properties fo:break-before="auto" style:column-width="170.25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48.76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349.99pt" svg:height="280.71pt" svg:x="0pt" svg:y="68.29pt">
            <draw:object draw:notify-on-update-of-ranges="Sheet1.H5:Sheet1.H11 Sheet1.H4:Sheet1.H4 Sheet1.I5:Sheet1.I11 Sheet1.H15:Sheet1.H20 Sheet1.H14:Sheet1.H14 Sheet1.I15:Sheet1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424.12pt" svg:height="365.16pt" svg:x="18.68pt" svg:y="357.65pt">
            <draw:object draw:notify-on-update-of-ranges="Sheet1.H15:Sheet1.H20 Sheet1.D14:Sheet1.D14 Sheet1.D15:Sheet1.D20 Sheet1.H15:Sheet1.H20 Sheet1.J14:Sheet1.J14 Sheet1.J15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de A is the client node.</text:p>
          </table:table-cell>
          <table:table-cell table:number-columns-repeated="3"/>
          <table:table-cell table:style-name="ce2" office:value-type="string" calcext:value-type="string">
            <text:p>HDD</text:p>
          </table:table-cell>
          <table:table-cell table:style-name="ce2" office:value-type="string" calcext:value-type="string">
            <text:p>SSD</text:p>
          </table:table-cell>
          <table:table-cell table:style-name="ce2" office:value-type="string" calcext:value-type="string">
            <text:p>HDD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Throughput (ops/sec)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dded Network Delay Between Client and SSD Node (ms)</text:p>
          </table:table-cell>
          <table:table-cell table:style-name="ce2" office:value-type="string" calcext:value-type="string">
            <text:p>Percentage Requests Served by C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68.74" calcext:value-type="float">
            <text:p>168.74</text:p>
          </table:table-cell>
          <table:table-cell office:value-type="float" office:value="7669" calcext:value-type="float">
            <text:p>7669</text:p>
          </table:table-cell>
          <table:table-cell office:value-type="float" office:value="49797" calcext:value-type="float">
            <text:p>49797</text:p>
          </table:table-cell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  <table:table-cell table:formula="of:=[.F5] * 100/SUM([.E5:.G5])" office:value-type="float" office:value="77.1591930335616" calcext:value-type="float">
            <text:p>77.15919303356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60.34" calcext:value-type="float">
            <text:p>160.34</text:p>
          </table:table-cell>
          <table:table-cell office:value-type="float" office:value="7338" calcext:value-type="float">
            <text:p>7338</text:p>
          </table:table-cell>
          <table:table-cell office:value-type="float" office:value="49609" calcext:value-type="float">
            <text:p>49609</text:p>
          </table:table-cell>
          <table:table-cell office:value-type="float" office:value="7403" calcext:value-type="float">
            <text:p>7403</text:p>
          </table:table-cell>
          <table:table-cell office:value-type="float" office:value="3" calcext:value-type="float">
            <text:p>3</text:p>
          </table:table-cell>
          <table:table-cell table:formula="of:=[.F6] * 100/SUM([.E6:.G6])" office:value-type="float" office:value="77.0924630924631" calcext:value-type="float">
            <text:p>77.09246309246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3.68" calcext:value-type="float">
            <text:p>153.68</text:p>
          </table:table-cell>
          <table:table-cell office:value-type="float" office:value="7348" calcext:value-type="float">
            <text:p>7348</text:p>
          </table:table-cell>
          <table:table-cell office:value-type="float" office:value="49777" calcext:value-type="float">
            <text:p>49777</text:p>
          </table:table-cell>
          <table:table-cell office:value-type="float" office:value="7189" calcext:value-type="float">
            <text:p>7189</text:p>
          </table:table-cell>
          <table:table-cell office:value-type="float" office:value="6" calcext:value-type="float">
            <text:p>6</text:p>
          </table:table-cell>
          <table:table-cell table:formula="of:=[.F7] * 100/SUM([.E7:.G7])" office:value-type="float" office:value="77.3968342818049" calcext:value-type="float">
            <text:p>77.396834281804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47.88" calcext:value-type="float">
            <text:p>147.88</text:p>
          </table:table-cell>
          <table:table-cell office:value-type="float" office:value="7344" calcext:value-type="float">
            <text:p>7344</text:p>
          </table:table-cell>
          <table:table-cell office:value-type="float" office:value="49955" calcext:value-type="float">
            <text:p>49955</text:p>
          </table:table-cell>
          <table:table-cell office:value-type="float" office:value="7464" calcext:value-type="float">
            <text:p>7464</text:p>
          </table:table-cell>
          <table:table-cell office:value-type="float" office:value="9" calcext:value-type="float">
            <text:p>9</text:p>
          </table:table-cell>
          <table:table-cell table:formula="of:=[.F8] * 100/SUM([.E8:.G8])" office:value-type="float" office:value="77.1350925682875" calcext:value-type="float">
            <text:p>77.1350925682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42.68" calcext:value-type="float">
            <text:p>142.68</text:p>
          </table:table-cell>
          <table:table-cell office:value-type="float" office:value="7085" calcext:value-type="float">
            <text:p>7085</text:p>
          </table:table-cell>
          <table:table-cell office:value-type="float" office:value="49601" calcext:value-type="float">
            <text:p>49601</text:p>
          </table:table-cell>
          <table:table-cell office:value-type="float" office:value="7125" calcext:value-type="float">
            <text:p>7125</text:p>
          </table:table-cell>
          <table:table-cell office:value-type="float" office:value="12" calcext:value-type="float">
            <text:p>12</text:p>
          </table:table-cell>
          <table:table-cell table:formula="of:=[.F9] * 100/SUM([.E9:.G9])" office:value-type="float" office:value="77.7311121906881" calcext:value-type="float">
            <text:p>77.731112190688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36.2" calcext:value-type="float">
            <text:p>136.2</text:p>
          </table:table-cell>
          <table:table-cell office:value-type="float" office:value="7004" calcext:value-type="float">
            <text:p>7004</text:p>
          </table:table-cell>
          <table:table-cell office:value-type="float" office:value="49485" calcext:value-type="float">
            <text:p>49485</text:p>
          </table:table-cell>
          <table:table-cell office:value-type="float" office:value="7177" calcext:value-type="float">
            <text:p>7177</text:p>
          </table:table-cell>
          <table:table-cell office:value-type="float" office:value="15" calcext:value-type="float">
            <text:p>15</text:p>
          </table:table-cell>
          <table:table-cell table:formula="of:=[.F10] * 100/SUM([.E10:.G10])" office:value-type="float" office:value="77.7259447742908" calcext:value-type="float">
            <text:p>77.725944774290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34.15" calcext:value-type="float">
            <text:p>134.15</text:p>
          </table:table-cell>
          <table:table-cell office:value-type="float" office:value="7188" calcext:value-type="float">
            <text:p>7188</text:p>
          </table:table-cell>
          <table:table-cell office:value-type="float" office:value="49642" calcext:value-type="float">
            <text:p>49642</text:p>
          </table:table-cell>
          <table:table-cell office:value-type="float" office:value="7737" calcext:value-type="float">
            <text:p>7737</text:p>
          </table:table-cell>
          <table:table-cell office:value-type="float" office:value="18" calcext:value-type="float">
            <text:p>18</text:p>
          </table:table-cell>
          <table:table-cell table:formula="of:=[.F11] * 100/SUM([.E11:.G11])" office:value-type="float" office:value="76.8844765902086" calcext:value-type="float">
            <text:p>76.884476590208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HDD</text:p>
          </table:table-cell>
          <table:table-cell table:style-name="ce2" office:value-type="string" calcext:value-type="string">
            <text:p>SSD</text:p>
          </table:table-cell>
          <table:table-cell table:style-name="ce2" office:value-type="string" calcext:value-type="string">
            <text:p>HDD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Throughput with Snitc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dded Network Delay Between Database Nodes(ms)</text:p>
          </table:table-cell>
          <table:table-cell table:style-name="ce2" office:value-type="string" calcext:value-type="string">
            <text:p>Percentage Requests Served by C</text:p>
          </table:table-cell>
          <table:table-cell table:style-name="ce2" office:value-type="string" calcext:value-type="string">
            <text:p>Throughput for Disk Node without Snitch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34.15" calcext:value-type="float">
            <text:p>134.15</text:p>
          </table:table-cell>
          <table:table-cell office:value-type="float" office:value="7188" calcext:value-type="float">
            <text:p>7188</text:p>
          </table:table-cell>
          <table:table-cell office:value-type="float" office:value="49642" calcext:value-type="float">
            <text:p>49642</text:p>
          </table:table-cell>
          <table:table-cell office:value-type="float" office:value="7737" calcext:value-type="float">
            <text:p>7737</text:p>
          </table:table-cell>
          <table:table-cell office:value-type="float" office:value="0" calcext:value-type="float">
            <text:p>0</text:p>
          </table:table-cell>
          <table:table-cell table:formula="of:=[.F15] * 100/SUM([.E15:.G15])" office:value-type="float" office:value="76.8844765902086" calcext:value-type="float">
            <text:p>76.8844765902086</text:p>
          </table:table-cell>
          <table:table-cell office:value-type="float" office:value="1103.8" calcext:value-type="float">
            <text:p>1103.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0.24" calcext:value-type="float">
            <text:p>130.24</text:p>
          </table:table-cell>
          <table:table-cell office:value-type="float" office:value="7185" calcext:value-type="float">
            <text:p>7185</text:p>
          </table:table-cell>
          <table:table-cell office:value-type="float" office:value="49437" calcext:value-type="float">
            <text:p>49437</text:p>
          </table:table-cell>
          <table:table-cell office:value-type="float" office:value="7649" calcext:value-type="float">
            <text:p>7649</text:p>
          </table:table-cell>
          <table:table-cell office:value-type="float" office:value="3" calcext:value-type="float">
            <text:p>3</text:p>
          </table:table-cell>
          <table:table-cell table:formula="of:=[.F16] * 100/SUM([.E16:.G16])" office:value-type="float" office:value="76.919606043161" calcext:value-type="float">
            <text:p>76.919606043161</text:p>
          </table:table-cell>
          <table:table-cell office:value-type="float" office:value="1103.8" calcext:value-type="float">
            <text:p>1103.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25.24" calcext:value-type="float">
            <text:p>125.24</text:p>
          </table:table-cell>
          <table:table-cell office:value-type="float" office:value="7213" calcext:value-type="float">
            <text:p>7213</text:p>
          </table:table-cell>
          <table:table-cell office:value-type="float" office:value="49349" calcext:value-type="float">
            <text:p>49349</text:p>
          </table:table-cell>
          <table:table-cell office:value-type="float" office:value="7657" calcext:value-type="float">
            <text:p>7657</text:p>
          </table:table-cell>
          <table:table-cell office:value-type="float" office:value="6" calcext:value-type="float">
            <text:p>6</text:p>
          </table:table-cell>
          <table:table-cell table:formula="of:=[.F17] * 100/SUM([.E17:.G17])" office:value-type="float" office:value="76.8448589981158" calcext:value-type="float">
            <text:p>76.8448589981158</text:p>
          </table:table-cell>
          <table:table-cell office:value-type="float" office:value="1103.8" calcext:value-type="float">
            <text:p>1103.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23.08" calcext:value-type="float">
            <text:p>123.08</text:p>
          </table:table-cell>
          <table:table-cell office:value-type="float" office:value="7456" calcext:value-type="float">
            <text:p>7456</text:p>
          </table:table-cell>
          <table:table-cell office:value-type="float" office:value="49227" calcext:value-type="float">
            <text:p>49227</text:p>
          </table:table-cell>
          <table:table-cell office:value-type="float" office:value="7485" calcext:value-type="float">
            <text:p>7485</text:p>
          </table:table-cell>
          <table:table-cell office:value-type="float" office:value="9" calcext:value-type="float">
            <text:p>9</text:p>
          </table:table-cell>
          <table:table-cell table:formula="of:=[.F18] * 100/SUM([.E18:.G18])" office:value-type="float" office:value="76.7158085026805" calcext:value-type="float">
            <text:p>76.7158085026805</text:p>
          </table:table-cell>
          <table:table-cell office:value-type="float" office:value="1103.8" calcext:value-type="float">
            <text:p>1103.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20.25" calcext:value-type="float">
            <text:p>120.25</text:p>
          </table:table-cell>
          <table:table-cell office:value-type="float" office:value="7147" calcext:value-type="float">
            <text:p>7147</text:p>
          </table:table-cell>
          <table:table-cell office:value-type="float" office:value="49616" calcext:value-type="float">
            <text:p>49616</text:p>
          </table:table-cell>
          <table:table-cell office:value-type="float" office:value="7749" calcext:value-type="float">
            <text:p>7749</text:p>
          </table:table-cell>
          <table:table-cell office:value-type="float" office:value="12" calcext:value-type="float">
            <text:p>12</text:p>
          </table:table-cell>
          <table:table-cell table:formula="of:=[.F19] * 100/SUM([.E19:.G19])" office:value-type="float" office:value="76.9097222222222" calcext:value-type="float">
            <text:p>76.9097222222222</text:p>
          </table:table-cell>
          <table:table-cell office:value-type="float" office:value="1103.8" calcext:value-type="float">
            <text:p>1103.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19.7" calcext:value-type="float">
            <text:p>119.7</text:p>
          </table:table-cell>
          <table:table-cell office:value-type="float" office:value="7409" calcext:value-type="float">
            <text:p>7409</text:p>
          </table:table-cell>
          <table:table-cell office:value-type="float" office:value="48999" calcext:value-type="float">
            <text:p>48999</text:p>
          </table:table-cell>
          <table:table-cell office:value-type="float" office:value="7735" calcext:value-type="float">
            <text:p>7735</text:p>
          </table:table-cell>
          <table:table-cell office:value-type="float" office:value="15" calcext:value-type="float">
            <text:p>15</text:p>
          </table:table-cell>
          <table:table-cell table:formula="of:=[.F20] * 100/SUM([.E20:.G20])" office:value-type="float" office:value="76.3902530283897" calcext:value-type="float">
            <text:p>76.3902530283897</text:p>
          </table:table-cell>
          <table:table-cell office:value-type="float" office:value="1103.8" calcext:value-type="float">
            <text:p>1103.8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A</text:p>
          </table:table-cell>
          <table:table-cell office:value-type="string" calcext:value-type="string">
            <text:p>Emulab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B</text:p>
          </table:table-cell>
          <table:table-cell office:value-type="string" calcext:value-type="string">
            <text:p>APT Utah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C</text:p>
          </table:table-cell>
          <table:table-cell office:value-type="string" calcext:value-type="string">
            <text:p>Utah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D</text:p>
          </table:table-cell>
          <table:table-cell office:value-type="string" calcext:value-type="string">
            <text:p>Wisconsi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Latency Matrix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36.8" calcext:value-type="float">
            <text:p>36.8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0.26" calcext:value-type="float">
            <text:p>0.26</text:p>
          </table:table-cell>
          <table:table-cell office:value-type="float" office:value="36.4" calcext:value-type="float">
            <text:p>36.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C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.3" calcext:value-type="float">
            <text:p>36.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D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9-03-05T21:07:18Z</meta:creation-date>
    <dc:date>2019-03-08T05:10:47.210134851</dc:date>
    <meta:editing-cycles>2</meta:editing-cycles>
    <meta:editing-duration>PT7M12S</meta:editing-duration>
    <meta:document-statistic meta:table-count="1" meta:cell-count="1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svg:stroke-width="0.026cm" svg:stroke-color="#b3b3b3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minimum="70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0000" draw:fill="none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0000" draw:fill="none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347cm" svg:height="9.903cm" xlink:href=".." xlink:type="simple" chart:class="chart:scatter" chart:style-name="ch1">
        <chart:title svg:x="0.732cm" svg:y="0.333cm" chart:style-name="ch2">
          <text:p>Percentage of Requests Served by SSD Node in Dist Setting</text:p>
        </chart:title>
        <chart:legend chart:legend-position="top" svg:x="1.65cm" svg:y="1.245cm" style:legend-expansion="wide" chart:style-name="ch3"/>
        <chart:plot-area chart:style-name="ch4" table:cell-range-address="Sheet1.H4:Sheet1.H11 Sheet1.I5:Sheet1.I11 Sheet1.H14:Sheet1.H14 Sheet1.I15:Sheet1.I20" chart:data-source-has-labels="row" svg:x="1.205cm" svg:y="2.433cm" svg:width="10.896cm" svg:height="6.343cm">
          <chartooo:coordinate-region svg:x="1.826cm" svg:y="2.606cm" svg:width="10.088cm" svg:height="5.576cm"/>
          <chart:axis chart:dimension="x" chart:name="primary-x" chart:style-name="ch5">
            <chart:title svg:x="5.511cm" svg:y="8.974cm" chart:style-name="ch6">
              <text:p>Network Latency</text:p>
            </chart:title>
            <chart:grid chart:style-name="ch7" chart:class="major"/>
          </chart:axis>
          <chart:axis chart:dimension="y" chart:name="primary-y" chart:style-name="ch8">
            <chart:title svg:x="0.451cm" svg:y="6.958cm" chart:style-name="ch9">
              <text:p>Request Percentage</text:p>
            </chart:title>
            <chart:grid chart:style-name="ch7" chart:class="major"/>
          </chart:axis>
          <chart:series chart:style-name="ch10" chart:values-cell-range-address="Sheet1.I5:Sheet1.I11" chart:label-cell-address="Sheet1.H4:Sheet1.H4" chart:class="chart:scatter">
            <chart:domain table:cell-range-address="Sheet1.H5:Sheet1.H11"/>
            <chart:data-point chart:repeated="7"/>
          </chart:series>
          <chart:series chart:style-name="ch11" chart:values-cell-range-address="Sheet1.I15:Sheet1.I20" chart:label-cell-address="Sheet1.H14:Sheet1.H14" chart:class="chart:scatter">
            <chart:domain table:cell-range-address="Sheet1.H15:Sheet1.H20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dded Network Delay Between Client and SSD Node (ms)</text:p>
                <draw:g>
                  <svg:desc>Sheet1.H4:Sheet1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dded Network Delay Between Database Nodes(ms)</text:p>
                <draw:g>
                  <svg:desc>Sheet1.H14:Sheet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:Sheet1.H11</svg:desc>
                </draw:g>
              </table:table-cell>
              <table:table-cell office:value-type="float" office:value="77.1591930335616">
                <text:p>77.1591930335616</text:p>
                <draw:g>
                  <svg:desc>Sheet1.I5:Sheet1.I11</svg:desc>
                </draw:g>
              </table:table-cell>
              <table:table-cell office:value-type="float" office:value="0">
                <text:p>0</text:p>
                <draw:g>
                  <svg:desc>Sheet1.H15:Sheet1.H20</svg:desc>
                </draw:g>
              </table:table-cell>
              <table:table-cell office:value-type="float" office:value="76.8844765902086">
                <text:p>76.8844765902086</text:p>
                <draw:g>
                  <svg:desc>Sheet1.I15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7.0924630924631">
                <text:p>77.0924630924631</text:p>
              </table:table-cell>
              <table:table-cell office:value-type="float" office:value="3">
                <text:p>3</text:p>
              </table:table-cell>
              <table:table-cell office:value-type="float" office:value="76.919606043161">
                <text:p>76.91960604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7.3968342818049">
                <text:p>77.3968342818049</text:p>
              </table:table-cell>
              <table:table-cell office:value-type="float" office:value="6">
                <text:p>6</text:p>
              </table:table-cell>
              <table:table-cell office:value-type="float" office:value="76.8448589981158">
                <text:p>76.8448589981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7.1350925682875">
                <text:p>77.1350925682875</text:p>
              </table:table-cell>
              <table:table-cell office:value-type="float" office:value="9">
                <text:p>9</text:p>
              </table:table-cell>
              <table:table-cell office:value-type="float" office:value="76.7158085026805">
                <text:p>76.7158085026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7.7311121906881">
                <text:p>77.7311121906881</text:p>
              </table:table-cell>
              <table:table-cell office:value-type="float" office:value="12">
                <text:p>12</text:p>
              </table:table-cell>
              <table:table-cell office:value-type="float" office:value="76.9097222222222">
                <text:p>76.9097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7.7259447742908">
                <text:p>77.7259447742908</text:p>
              </table:table-cell>
              <table:table-cell office:value-type="float" office:value="15">
                <text:p>15</text:p>
              </table:table-cell>
              <table:table-cell office:value-type="float" office:value="76.3902530283897">
                <text:p>76.3902530283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6.8844765902086">
                <text:p>76.884476590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000000" draw:fill="none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0000" draw:fill="none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963cm" svg:height="12.883cm" xlink:href=".." xlink:type="simple" chart:class="chart:scatter" chart:style-name="ch1">
        <chart:legend chart:legend-position="top" svg:x="1.836cm" svg:y="0.185cm" style:legend-expansion="wide" chart:style-name="ch2"/>
        <chart:plot-area chart:style-name="ch3" table:cell-range-address="Sheet1.H15:Sheet1.H20 Sheet1.D14:Sheet1.D20 Sheet1.J14:Sheet1.J20" chart:data-source-has-labels="row" svg:x="1.258cm" svg:y="0.987cm" svg:width="13.406cm" svg:height="10.71cm">
          <chartooo:coordinate-region svg:x="2.065cm" svg:y="1.16cm" svg:width="12.227cm" svg:height="9.943cm"/>
          <chart:axis chart:dimension="x" chart:name="primary-x" chart:style-name="ch4">
            <chart:title svg:x="7.07cm" svg:y="11.954cm" chart:style-name="ch5">
              <text:p>Latency (ms)</text:p>
            </chart:title>
          </chart:axis>
          <chart:axis chart:dimension="y" chart:name="primary-y" chart:style-name="ch6">
            <chart:title svg:x="0.451cm" svg:y="7.788cm" chart:style-name="ch7">
              <text:p>Throughput (ops/sec)</text:p>
            </chart:title>
            <chart:grid chart:style-name="ch8" chart:class="major"/>
          </chart:axis>
          <chart:series chart:style-name="ch9" chart:values-cell-range-address="Sheet1.D15:Sheet1.D20" chart:label-cell-address="Sheet1.D14:Sheet1.D14" chart:class="chart:scatter">
            <chart:domain table:cell-range-address="Sheet1.H15:Sheet1.H20"/>
            <chart:data-point chart:repeated="6"/>
          </chart:series>
          <chart:series chart:style-name="ch10" chart:values-cell-range-address="Sheet1.J15:Sheet1.J20" chart:label-cell-address="Sheet1.J14:Sheet1.J1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hroughput with Snitch</text:p>
                <draw:g>
                  <svg:desc>Sheet1.D14:Sheet1.D14</svg:desc>
                </draw:g>
              </table:table-cell>
              <table:table-cell office:value-type="string">
                <text:p>Throughput for Disk Node without Snitch</text:p>
                <draw:g>
                  <svg:desc>Sheet1.J14:Sheet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5:Sheet1.H20</svg:desc>
                </draw:g>
              </table:table-cell>
              <table:table-cell office:value-type="float" office:value="134.15">
                <text:p>134.15</text:p>
                <draw:g>
                  <svg:desc>Sheet1.D15:Sheet1.D20</svg:desc>
                </draw:g>
              </table:table-cell>
              <table:table-cell office:value-type="float" office:value="1103.8">
                <text:p>1103.8</text:p>
                <draw:g>
                  <svg:desc>Sheet1.J15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0.24">
                <text:p>130.24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5.24">
                <text:p>125.24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3.08">
                <text:p>123.08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0.25">
                <text:p>120.25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9.7">
                <text:p>119.7</text:p>
              </table:table-cell>
              <table:table-cell office:value-type="float" office:value="1103.8">
                <text:p>110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